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Ranging" table:style-name="ta1">
        <table:shapes>
          <draw:frame draw:z-index="0" draw:name="Erwartungswert Entfernung" draw:style-name="gr1" draw:text-style-name="P1" svg:width="453.34pt" svg:height="285.39pt" svg:x="670.25pt" svg:y="4.51pt">
            <loext:p draw:notify-on-update-of-ranges="TestRanging.C18:TestRanging.C18 TestRanging.C18:TestRanging.G18 TestRanging.C41:TestRanging.G41"/>
            <draw:object xlink:href="./Object 1" xlink:type="simple" xlink:show="embed" xlink:actuate="onLoad"/>
            <draw:image xlink:href="./ObjectReplacements/Object 1" xlink:type="simple" xlink:show="embed" xlink:actuate="onLoad"/>
            <svg:title>Erwartungswert Entfernung</svg:title>
          </draw:frame>
          <draw:frame draw:z-index="1" draw:style-name="gr1" draw:text-style-name="P1" svg:width="453.34pt" svg:height="353.88pt" svg:x="669.49pt" svg:y="300.44pt">
            <loext:p draw:notify-on-update-of-ranges="TestRanging.C18:TestRanging.C18 TestRanging.C18:TestRanging.G18 TestRanging.C39:TestRanging.G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1157.67pt" svg:y="19.33pt">
            <loext:p draw:notify-on-update-of-ranges="TestRanging.C18:TestRanging.C18 TestRanging.C18:TestRanging.G18 TestRanging.C42:TestRanging.G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34pt" svg:height="255.26pt" svg:x="1147.8pt" svg:y="335.06pt">
            <loext:p draw:notify-on-update-of-ranges="TestRanging.C18:TestRanging.C18 TestRanging.C18:TestRanging.G18 TestRanging.C40:TestRanging.G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 office:value-type="string" calcext:value-type="string">
            <text:p>Entfernung in Meter</text:p>
          </table:table-cell>
          <table:table-cell office:value-type="string" calcext:value-type="string">
            <text:p>0.01m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sung 1</text:p>
          </table:table-cell>
          <table:table-cell office:value-type="string" calcext:value-type="string">
            <text:p>distance</text:p>
          </table:table-cell>
          <table:table-cell office:value-type="float" office:value="154.046044" calcext:value-type="float">
            <text:p>154.046044</text:p>
          </table:table-cell>
          <table:table-cell office:value-type="float" office:value="155.003096" calcext:value-type="float">
            <text:p>155.003096</text:p>
          </table:table-cell>
          <table:table-cell office:value-type="float" office:value="155.622581" calcext:value-type="float">
            <text:p>155.622581</text:p>
          </table:table-cell>
          <table:table-cell office:value-type="float" office:value="156.206114" calcext:value-type="float">
            <text:p>156.206114</text:p>
          </table:table-cell>
          <table:table-cell office:value-type="float" office:value="156.524598" calcext:value-type="float">
            <text:p>156.5245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 in ns</text:p>
          </table:table-cell>
          <table:table-cell office:value-type="float" office:value="513.842" calcext:value-type="float">
            <text:p>513.842</text:p>
          </table:table-cell>
          <table:table-cell office:value-type="float" office:value="517.035" calcext:value-type="float">
            <text:p>517.035</text:p>
          </table:table-cell>
          <table:table-cell office:value-type="float" office:value="519.101" calcext:value-type="float">
            <text:p>519.101</text:p>
          </table:table-cell>
          <table:table-cell office:value-type="float" office:value="521.048" calcext:value-type="float">
            <text:p>521.048</text:p>
          </table:table-cell>
          <table:table-cell office:value-type="float" office:value="522.11" calcext:value-type="float">
            <text:p>522.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4.077103" calcext:value-type="float">
            <text:p>154.077103</text:p>
          </table:table-cell>
          <table:table-cell office:value-type="float" office:value="154.92629" calcext:value-type="float">
            <text:p>154.92629</text:p>
          </table:table-cell>
          <table:table-cell office:value-type="float" office:value="155.67775" calcext:value-type="float">
            <text:p>155.67775</text:p>
          </table:table-cell>
          <table:table-cell office:value-type="float" office:value="155.975884" calcext:value-type="float">
            <text:p>155.975884</text:p>
          </table:table-cell>
          <table:table-cell office:value-type="float" office:value="156.686468" calcext:value-type="float">
            <text:p>156.6864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946" calcext:value-type="float">
            <text:p>513.946</text:p>
          </table:table-cell>
          <table:table-cell office:value-type="float" office:value="516.778" calcext:value-type="float">
            <text:p>516.778</text:p>
          </table:table-cell>
          <table:table-cell office:value-type="float" office:value="519.285" calcext:value-type="float">
            <text:p>519.285</text:p>
          </table:table-cell>
          <table:table-cell office:value-type="float" office:value="520.28" calcext:value-type="float">
            <text:p>520.28</text:p>
          </table:table-cell>
          <table:table-cell office:value-type="float" office:value="522.65" calcext:value-type="float">
            <text:p>522.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4.074656" calcext:value-type="float">
            <text:p>154.074656</text:p>
          </table:table-cell>
          <table:table-cell office:value-type="float" office:value="154.915122" calcext:value-type="float">
            <text:p>154.915122</text:p>
          </table:table-cell>
          <table:table-cell office:value-type="float" office:value="155.540049" calcext:value-type="float">
            <text:p>155.540049</text:p>
          </table:table-cell>
          <table:table-cell office:value-type="float" office:value="156.061727" calcext:value-type="float">
            <text:p>156.061727</text:p>
          </table:table-cell>
          <table:table-cell office:value-type="float" office:value="156.703872" calcext:value-type="float">
            <text:p>156.703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938" calcext:value-type="float">
            <text:p>513.938</text:p>
          </table:table-cell>
          <table:table-cell office:value-type="float" office:value="516.741" calcext:value-type="float">
            <text:p>516.741</text:p>
          </table:table-cell>
          <table:table-cell office:value-type="float" office:value="518.826" calcext:value-type="float">
            <text:p>518.826</text:p>
          </table:table-cell>
          <table:table-cell office:value-type="float" office:value="520.566" calcext:value-type="float">
            <text:p>520.566</text:p>
          </table:table-cell>
          <table:table-cell office:value-type="float" office:value="522.708" calcext:value-type="float">
            <text:p>522.7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4.061133" calcext:value-type="float">
            <text:p>154.061133</text:p>
          </table:table-cell>
          <table:table-cell office:value-type="float" office:value="154.996443" calcext:value-type="float">
            <text:p>154.996443</text:p>
          </table:table-cell>
          <table:table-cell office:value-type="float" office:value="155.583604" calcext:value-type="float">
            <text:p>155.583604</text:p>
          </table:table-cell>
          <table:table-cell office:value-type="float" office:value="156.024619" calcext:value-type="float">
            <text:p>156.024619</text:p>
          </table:table-cell>
          <table:table-cell office:value-type="float" office:value="156.622523" calcext:value-type="float">
            <text:p>156.6225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893" calcext:value-type="float">
            <text:p>513.893</text:p>
          </table:table-cell>
          <table:table-cell office:value-type="float" office:value="517.012" calcext:value-type="float">
            <text:p>517.012</text:p>
          </table:table-cell>
          <table:table-cell office:value-type="float" office:value="518.971" calcext:value-type="float">
            <text:p>518.971</text:p>
          </table:table-cell>
          <table:table-cell office:value-type="float" office:value="520.442" calcext:value-type="float">
            <text:p>520.442</text:p>
          </table:table-cell>
          <table:table-cell office:value-type="float" office:value="522.437" calcext:value-type="float">
            <text:p>522.4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4.100851" calcext:value-type="float">
            <text:p>154.100851</text:p>
          </table:table-cell>
          <table:table-cell office:value-type="float" office:value="154.951099" calcext:value-type="float">
            <text:p>154.951099</text:p>
          </table:table-cell>
          <table:table-cell office:value-type="float" office:value="155.452617" calcext:value-type="float">
            <text:p>155.452617</text:p>
          </table:table-cell>
          <table:table-cell office:value-type="float" office:value="156.156656" calcext:value-type="float">
            <text:p>156.156656</text:p>
          </table:table-cell>
          <table:table-cell office:value-type="float" office:value="156.821045" calcext:value-type="float">
            <text:p>156.821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.025" calcext:value-type="float">
            <text:p>514.025</text:p>
          </table:table-cell>
          <table:table-cell office:value-type="float" office:value="516.861" calcext:value-type="float">
            <text:p>516.861</text:p>
          </table:table-cell>
          <table:table-cell office:value-type="float" office:value="518.534" calcext:value-type="float">
            <text:p>518.534</text:p>
          </table:table-cell>
          <table:table-cell office:value-type="float" office:value="520.883" calcext:value-type="float">
            <text:p>520.883</text:p>
          </table:table-cell>
          <table:table-cell office:value-type="float" office:value="523.099" calcext:value-type="float">
            <text:p>523.0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4.038717" calcext:value-type="float">
            <text:p>154.038717</text:p>
          </table:table-cell>
          <table:table-cell office:value-type="float" office:value="154.951179" calcext:value-type="float">
            <text:p>154.951179</text:p>
          </table:table-cell>
          <table:table-cell office:value-type="float" office:value="155.398466" calcext:value-type="float">
            <text:p>155.398466</text:p>
          </table:table-cell>
          <table:table-cell office:value-type="float" office:value="156.141274" calcext:value-type="float">
            <text:p>156.141274</text:p>
          </table:table-cell>
          <table:table-cell office:value-type="float" office:value="156.599311" calcext:value-type="float">
            <text:p>156.5993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818" calcext:value-type="float">
            <text:p>513.818</text:p>
          </table:table-cell>
          <table:table-cell office:value-type="float" office:value="516.861" calcext:value-type="float">
            <text:p>516.861</text:p>
          </table:table-cell>
          <table:table-cell office:value-type="float" office:value="518.353" calcext:value-type="float">
            <text:p>518.353</text:p>
          </table:table-cell>
          <table:table-cell office:value-type="float" office:value="520.831" calcext:value-type="float">
            <text:p>520.831</text:p>
          </table:table-cell>
          <table:table-cell office:value-type="float" office:value="522.359" calcext:value-type="float">
            <text:p>522.3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54.042408" calcext:value-type="float">
            <text:p>154.042408</text:p>
          </table:table-cell>
          <table:table-cell office:value-type="float" office:value="154.987392" calcext:value-type="float">
            <text:p>154.987392</text:p>
          </table:table-cell>
          <table:table-cell office:value-type="float" office:value="155.432937" calcext:value-type="float">
            <text:p>155.432937</text:p>
          </table:table-cell>
          <table:table-cell office:value-type="float" office:value="156.185717" calcext:value-type="float">
            <text:p>156.185717</text:p>
          </table:table-cell>
          <table:table-cell office:value-type="float" office:value="156.703911" calcext:value-type="float">
            <text:p>156.7039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83" calcext:value-type="float">
            <text:p>513.83</text:p>
          </table:table-cell>
          <table:table-cell office:value-type="float" office:value="516.982" calcext:value-type="float">
            <text:p>516.982</text:p>
          </table:table-cell>
          <table:table-cell office:value-type="float" office:value="518.468" calcext:value-type="float">
            <text:p>518.468</text:p>
          </table:table-cell>
          <table:table-cell office:value-type="float" office:value="520.979" calcext:value-type="float">
            <text:p>520.979</text:p>
          </table:table-cell>
          <table:table-cell office:value-type="float" office:value="522.708" calcext:value-type="float">
            <text:p>522.7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4.06688" calcext:value-type="float">
            <text:p>154.06688</text:p>
          </table:table-cell>
          <table:table-cell office:value-type="float" office:value="155.01484" calcext:value-type="float">
            <text:p>155.01484</text:p>
          </table:table-cell>
          <table:table-cell office:value-type="float" office:value="155.62975" calcext:value-type="float">
            <text:p>155.62975</text:p>
          </table:table-cell>
          <table:table-cell office:value-type="float" office:value="156.135812" calcext:value-type="float">
            <text:p>156.135812</text:p>
          </table:table-cell>
          <table:table-cell office:value-type="float" office:value="156.664564" calcext:value-type="float">
            <text:p>156.664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912" calcext:value-type="float">
            <text:p>513.912</text:p>
          </table:table-cell>
          <table:table-cell office:value-type="float" office:value="517.074" calcext:value-type="float">
            <text:p>517.074</text:p>
          </table:table-cell>
          <table:table-cell office:value-type="float" office:value="519.125" calcext:value-type="float">
            <text:p>519.125</text:p>
          </table:table-cell>
          <table:table-cell office:value-type="float" office:value="520.813" calcext:value-type="float">
            <text:p>520.813</text:p>
          </table:table-cell>
          <table:table-cell office:value-type="float" office:value="522.577" calcext:value-type="float">
            <text:p>522.57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54.07951" calcext:value-type="float">
            <text:p>154.07951</text:p>
          </table:table-cell>
          <table:table-cell office:value-type="float" office:value="154.980355" calcext:value-type="float">
            <text:p>154.980355</text:p>
          </table:table-cell>
          <table:table-cell office:value-type="float" office:value="155.666418" calcext:value-type="float">
            <text:p>155.666418</text:p>
          </table:table-cell>
          <table:table-cell office:value-type="float" office:value="156.166146" calcext:value-type="float">
            <text:p>156.166146</text:p>
          </table:table-cell>
          <table:table-cell office:value-type="float" office:value="156.732829" calcext:value-type="float">
            <text:p>156.7328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.954" calcext:value-type="float">
            <text:p>513.954</text:p>
          </table:table-cell>
          <table:table-cell office:value-type="float" office:value="516.959" calcext:value-type="float">
            <text:p>516.959</text:p>
          </table:table-cell>
          <table:table-cell office:value-type="float" office:value="519.247" calcext:value-type="float">
            <text:p>519.247</text:p>
          </table:table-cell>
          <table:table-cell office:value-type="float" office:value="520.914" calcext:value-type="float">
            <text:p>520.914</text:p>
          </table:table-cell>
          <table:table-cell office:value-type="float" office:value="522.804" calcext:value-type="float">
            <text:p>522.8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54.104795" calcext:value-type="float">
            <text:p>154.104795</text:p>
          </table:table-cell>
          <table:table-cell office:value-type="float" office:value="154.969255" calcext:value-type="float">
            <text:p>154.969255</text:p>
          </table:table-cell>
          <table:table-cell office:value-type="float" office:value="155.462509" calcext:value-type="float">
            <text:p>155.462509</text:p>
          </table:table-cell>
          <table:table-cell office:value-type="float" office:value="156.078004" calcext:value-type="float">
            <text:p>156.078004</text:p>
          </table:table-cell>
          <table:table-cell office:value-type="float" office:value="156.613735" calcext:value-type="float">
            <text:p>156.6137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.038" calcext:value-type="float">
            <text:p>514.038</text:p>
          </table:table-cell>
          <table:table-cell office:value-type="float" office:value="516.922" calcext:value-type="float">
            <text:p>516.922</text:p>
          </table:table-cell>
          <table:table-cell office:value-type="float" office:value="518.567" calcext:value-type="float">
            <text:p>518.567</text:p>
          </table:table-cell>
          <table:table-cell office:value-type="float" office:value="520.62" calcext:value-type="float">
            <text:p>520.62</text:p>
          </table:table-cell>
          <table:table-cell office:value-type="float" office:value="522.407" calcext:value-type="float">
            <text:p>522.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abweichung</text:p>
          </table:table-cell>
          <table:table-cell/>
          <table:table-cell table:formula="of:=STDEV([.C19];[.C21];[.C23];[.C25];[.C27];[.C29];[.C31];[.C33];[.C35];[.C37])" office:value-type="float" office:value="0.022903163556594" calcext:value-type="float">
            <text:p>0.0229031636</text:p>
          </table:table-cell>
          <table:table-cell table:formula="of:=STDEV([.D19];[.D21];[.D23]; [.D25];[.D27];[.D29];[.D31];[.D33];[.D35];[.D37])" office:value-type="float" office:value="0.0330768013717911" calcext:value-type="float">
            <text:p>0.0330768014</text:p>
          </table:table-cell>
          <table:table-cell table:formula="of:=STDEV([.E19];[.E21];[.E23];[.E25];[.E27];[.E29];[.E31];[.E33];[.E35];[.E37])" office:value-type="float" office:value="0.103506809127006" calcext:value-type="float">
            <text:p>0.1035068091</text:p>
          </table:table-cell>
          <table:table-cell table:formula="of:=STDEV([.F19];[.F21];[.F23];[.F25];[.F27];[.F29];[.F31];[.F33];[.F35];[.F37])" office:value-type="float" office:value="0.0748876097881966" calcext:value-type="float">
            <text:p>0.0748876098</text:p>
          </table:table-cell>
          <table:table-cell table:formula="of:=STDEV([.G19];[.G21];[.G23];[.G25];[.G27];[.G29];[.G31];[.G33];[.G35];[.G37])" office:value-type="float" office:value="0.0822225307702629" calcext:value-type="float">
            <text:p>0.0822225308</text:p>
          </table:table-cell>
          <table:table-cell table:formula="of:=STDEV([.H19];[.H21];[.H23];[.H25];[.H27];[.H29];[.H31];[.H33];[.H35];[.H37])" office:value-type="string" office:string-value="" calcext:value-type="error">
            <text:p>#DIV/0!</text:p>
          </table:table-cell>
          <table:table-cell table:formula="of:=STDEV([.I19];[.I21];[.I23];[.I25];[.I27];[.I29];[.I31];[.I33];[.I35];[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" table:formula="of:=STDEV([.C20];[.C22];[.C24];[.C26];[.C28];[.C30];[.C32];[.C34];[.C36];[.C38])" office:value-type="float" office:value="0.0763649134092292" calcext:value-type="float">
            <text:p>0.0763649134</text:p>
          </table:table-cell>
          <table:table-cell table:formula="of:=STDEV([.D20];[.D22];[.D24];[.D26];[.D28];[.D30];[.D32];[.D34];[.D36];[.D38])" office:value-type="float" office:value="0.110493086762106" calcext:value-type="float">
            <text:p>0.1104930868</text:p>
          </table:table-cell>
          <table:table-cell table:formula="of:=STDEV([.E20];[.E22];[.E24];[.E26];[.E28];[.E30];[.E32];[.E34];[.E36];[.E38])" office:value-type="float" office:value="0.345366488112429" calcext:value-type="float">
            <text:p>0.3453664881</text:p>
          </table:table-cell>
          <table:table-cell table:formula="of:=STDEV([.F20];[.F22];[.F24];[.F26];[.F28];[.F30];[.F32];[.F34];[.F36];[.F38])" office:value-type="float" office:value="0.249742623069796" calcext:value-type="float">
            <text:p>0.2497426231</text:p>
          </table:table-cell>
          <table:table-cell table:formula="of:=STDEV([.G20];[.G22];[.G24];[.G26];[.G28];[.G30];[.G32];[.G34];[.G36];[.G38])" office:value-type="float" office:value="0.274263640398142" calcext:value-type="float">
            <text:p>0.2742636404</text:p>
          </table:table-cell>
          <table:table-cell table:formula="of:=STDEV([.H20];[.H22];[.H24];[.H26];[.H28];[.H30];[.H32];[.H34];[.H36];[.H38])" office:value-type="string" office:string-value="" calcext:value-type="error">
            <text:p>#DIV/0!</text:p>
          </table:table-cell>
          <table:table-cell table:formula="of:=STDEV([.I20];[.I22];[.I24];[.I26];[.I28];[.I30];[.I32];[.I34];[.I36];[.I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rwartungswert</text:p>
          </table:table-cell>
          <table:table-cell/>
          <table:table-cell table:formula="of:=AVERAGE( [.C19];[.C21];[.C23];[.C25];[.C27];[.C29];[.C31];[.C33];[.C35];[.C37])" office:value-type="float" office:value="154.0692097" calcext:value-type="float">
            <text:p>154.0692097</text:p>
          </table:table-cell>
          <table:table-cell table:style-name="ce1" table:formula="of:=AVERAGE([.D19];[.D21];[.D23]; [.D25];[.D27];[.D29];[.D31];[.D33];[.D35];[.D37])" office:value-type="float" office:value="154.9695071" calcext:value-type="float">
            <text:p>154.9695071</text:p>
          </table:table-cell>
          <table:table-cell table:formula="of:=AVERAGE([.E19];[.E21];[.E23];[.E25];[.E27];[.E29];[.E31];[.E33];[.E35];[.E37])" office:value-type="float" office:value="155.5466681" calcext:value-type="float">
            <text:p>155.5466681</text:p>
          </table:table-cell>
          <table:table-cell table:formula="of:=AVERAGE([.F19];[.F21];[.F23];[.F25];[.F27];[.F29];[.F31];[.F33];[.F35];[.F37])" office:value-type="float" office:value="156.1131953" calcext:value-type="float">
            <text:p>156.1131953</text:p>
          </table:table-cell>
          <table:table-cell table:formula="of:=AVERAGE([.G19];[.G21];[.G23];[.G25];[.G27];[.G29];[.G31];[.G33];[.G35];[.G37])" office:value-type="float" office:value="156.6672856" calcext:value-type="float">
            <text:p>156.6672856</text:p>
          </table:table-cell>
          <table:table-cell table:formula="of:=AVERAGE([.H19];[.H21];[.H23];[.H25];[.H27];[.H29];[.H31];[.H33];[.H35];[.H37])" office:value-type="string" office:string-value="" calcext:value-type="error">
            <text:p>#DIV/0!</text:p>
          </table:table-cell>
          <table:table-cell table:formula="of:=AVERAGE([.I19];[.I21];[.I23];[.I25];[.I27];[.I29];[.I31];[.I33];[.I35];[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formula="of:=AVERAGE([.C20];[.C22];[.C24];[.C26];[.C28];[.C30];[.C32];[.C34];[.C36];[.C38])" office:value-type="float" office:value="513.9196" calcext:value-type="float">
            <text:p>513.9196</text:p>
          </table:table-cell>
          <table:table-cell table:formula="of:=AVERAGE([.D20];[.D22];[.D24];[.D26];[.D28];[.D30];[.D32];[.D34];[.D36];[.D38])" office:value-type="float" office:value="516.9225" calcext:value-type="float">
            <text:p>516.9225</text:p>
          </table:table-cell>
          <table:table-cell table:formula="of:=AVERAGE([.E20];[.E22];[.E24];[.E26];[.E28];[.E30];[.E32];[.E34];[.E36];[.E38])" office:value-type="float" office:value="518.8477" calcext:value-type="float">
            <text:p>518.8477</text:p>
          </table:table-cell>
          <table:table-cell table:formula="of:=AVERAGE([.F20];[.F22];[.F24];[.F26];[.F28];[.F30];[.F32];[.F34];[.F36];[.F38])" office:value-type="float" office:value="520.7376" calcext:value-type="float">
            <text:p>520.7376</text:p>
          </table:table-cell>
          <table:table-cell table:formula="of:=AVERAGE([.G20];[.G22];[.G24];[.G26];[.G28];[.G30];[.G32];[.G34];[.G36];[.G38])" office:value-type="float" office:value="522.5859" calcext:value-type="float">
            <text:p>522.5859</text:p>
          </table:table-cell>
          <table:table-cell table:formula="of:=AVERAGE([.H20];[.H22];[.H24];[.H26];[.H28];[.H30];[.H32];[.H34];[.H36];[.H38])" office:value-type="string" office:string-value="" calcext:value-type="error">
            <text:p>#DIV/0!</text:p>
          </table:table-cell>
          <table:table-cell table:formula="of:=AVERAGE([.I20];[.I22];[.I24];[.I26];[.I28];[.I30];[.I32];[.I34];[.I36];[.I3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3:19:05.01457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5:01:01.901420286</meta:creation-date>
    <dc:date>2018-06-28T16:45:57.925292316</dc:date>
    <meta:editing-duration>PT4H28M33S</meta:editing-duration>
    <meta:editing-cycles>17</meta:editing-cycles>
    <meta:generator>LibreOffice/5.1.6.2$Linux_X86_64 LibreOffice_project/10m0$Build-2</meta:generator>
    <meta:document-statistic meta:table-count="1" meta:cell-count="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3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0.069cm" xlink:href=".." xlink:type="simple" chart:class="chart:line" chart:style-name="ch1">
        <chart:title svg:x="5.228cm" svg:y="0.337cm" chart:style-name="ch2">
          <text:p>Erwartungswert Entfernung</text:p>
        </chart:title>
        <chart:plot-area chart:style-name="ch3" table:cell-range-address="TestRanging.C18:TestRanging.G18 TestRanging.C41:TestRanging.G41" chart:data-source-has-labels="both" svg:x="1.33cm" svg:y="1.317cm" svg:width="14.345cm" svg:height="7.57cm">
          <chartooo:coordinate-region svg:x="2.428cm" svg:y="1.517cm" svg:width="13.153cm" svg:height="6.724cm"/>
          <chart:axis chart:dimension="x" chart:name="primary-x" chart:style-name="ch4" chartooo:axis-type="auto">
            <chartooo:date-scale/>
            <chart:title svg:x="7.32cm" svg:y="9.088cm" chart:style-name="ch5">
              <text:p>Messpunkt in m</text:p>
            </chart:title>
            <chart:categories table:cell-range-address="TestRanging.C18:TestRanging.G18"/>
          </chart:axis>
          <chart:axis chart:dimension="y" chart:name="primary-y" chart:style-name="ch6">
            <chart:title svg:x="0.451cm" svg:y="6.297cm" chart:style-name="ch7">
              <text:p>Entfernung in m</text:p>
            </chart:title>
            <chart:grid chart:style-name="ch8" chart:class="major"/>
          </chart:axis>
          <chart:series chart:style-name="ch9" chart:values-cell-range-address="TestRanging.C41:TestRanging.G4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m</text:p>
                <draw:g>
                  <svg:desc>TestRanging.C18:TestRanging.G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154.0692097">
                <text:p>154.0692097</text:p>
                <draw:g>
                  <svg:desc>TestRanging.C41:TestRanging.G41</svg:desc>
                </draw:g>
              </table:table-cell>
              <table:table-cell office:value-type="float" office:value="154.9695071">
                <text:p>154.9695071</text:p>
              </table:table-cell>
              <table:table-cell office:value-type="float" office:value="155.5466681">
                <text:p>155.5466681</text:p>
              </table:table-cell>
              <table:table-cell office:value-type="float" office:value="156.1131953">
                <text:p>156.1131953</text:p>
              </table:table-cell>
              <table:table-cell office:value-type="float" office:value="156.6672856">
                <text:p>156.6672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13" chart:maximum="524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Ewartungswert Propagationtime</text:p>
        </chart:title>
        <chart:plot-area chart:style-name="ch3" table:cell-range-address="TestRanging.C18:TestRanging.G18 TestRanging.C42:TestRanging.G42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323cm" svg:y="8.019cm" chart:style-name="ch5">
              <text:p>Messpunkt in m</text:p>
            </chart:title>
            <chart:categories table:cell-range-address="TestRanging.C18:TestRanging.G18"/>
          </chart:axis>
          <chart:axis chart:dimension="y" chart:name="primary-y" chart:style-name="ch6">
            <chart:title svg:x="0.451cm" svg:y="6.122cm" chart:style-name="ch7">
              <text:p>Erwartungswert in ns</text:p>
            </chart:title>
            <chart:grid chart:style-name="ch8" chart:class="major"/>
          </chart:axis>
          <chart:series chart:style-name="ch9" chart:values-cell-range-address="TestRanging.C42:TestRanging.G4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m</text:p>
                <draw:g>
                  <svg:desc>TestRanging.C18:TestRanging.G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513.9196">
                <text:p>513.9196</text:p>
                <draw:g>
                  <svg:desc>TestRanging.C42:TestRanging.G42</svg:desc>
                </draw:g>
              </table:table-cell>
              <table:table-cell office:value-type="float" office:value="516.9225">
                <text:p>516.9225</text:p>
              </table:table-cell>
              <table:table-cell office:value-type="float" office:value="518.8477">
                <text:p>518.8477</text:p>
              </table:table-cell>
              <table:table-cell office:value-type="float" office:value="520.7376">
                <text:p>520.7376</text:p>
              </table:table-cell>
              <table:table-cell office:value-type="float" office:value="522.5859">
                <text:p>522.5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12.485cm" xlink:href=".." xlink:type="simple" chart:class="chart:line" chart:style-name="ch1">
        <chart:title svg:x="4.754cm" svg:y="0.194cm" chart:style-name="ch2">
          <text:p>Standardabweichung Entfernung</text:p>
        </chart:title>
        <chart:plot-area chart:style-name="ch3" table:cell-range-address="TestRanging.C18:TestRanging.G18 TestRanging.C39:TestRanging.G39" chart:data-source-has-labels="both" svg:x="1.976cm" svg:y="1.351cm" svg:width="11.988cm" svg:height="10.104cm">
          <chartooo:coordinate-region svg:x="2.888cm" svg:y="1.55cm" svg:width="10.982cm" svg:height="9.258cm"/>
          <chart:axis chart:dimension="x" chart:name="primary-x" chart:style-name="ch4" chartooo:axis-type="auto">
            <chartooo:date-scale/>
            <chart:title svg:x="6.788cm" svg:y="11.704cm" chart:style-name="ch5">
              <text:p>Messpunkt in m</text:p>
            </chart:title>
            <chart:categories table:cell-range-address="TestRanging.C18:TestRanging.G18"/>
          </chart:axis>
          <chart:axis chart:dimension="y" chart:name="primary-y" chart:style-name="ch4">
            <chart:title svg:x="1.097cm" svg:y="8.352cm" chart:style-name="ch6">
              <text:p>Standardabweichung in m</text:p>
            </chart:title>
            <chart:grid chart:style-name="ch7" chart:class="major"/>
          </chart:axis>
          <chart:series chart:style-name="ch8" chart:values-cell-range-address="TestRanging.C39:TestRanging.G3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m</text:p>
                <draw:g>
                  <svg:desc>TestRanging.C18:TestRanging.G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22903163556594">
                <text:p>0.022903163556594</text:p>
                <draw:g>
                  <svg:desc>TestRanging.C39:TestRanging.G39</svg:desc>
                </draw:g>
              </table:table-cell>
              <table:table-cell office:value-type="float" office:value="0.0330768013717911">
                <text:p>0.0330768013717911</text:p>
              </table:table-cell>
              <table:table-cell office:value-type="float" office:value="0.103506809127006">
                <text:p>0.103506809127006</text:p>
              </table:table-cell>
              <table:table-cell office:value-type="float" office:value="0.0748876097881966">
                <text:p>0.0748876097881966</text:p>
              </table:table-cell>
              <table:table-cell office:value-type="float" office:value="0.0822225307702629">
                <text:p>0.0822225307702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line" chart:style-name="ch1">
        <chart:title svg:x="4.196cm" svg:y="0.316cm" chart:style-name="ch2">
          <text:p>Standardabweichung Propagationtime</text:p>
        </chart:title>
        <chart:plot-area chart:style-name="ch3" table:cell-range-address="TestRanging.C18:TestRanging.G18 TestRanging.C40:TestRanging.G40" chart:data-source-has-labels="both" svg:x="1.33cm" svg:y="1.275cm" svg:width="14.345cm" svg:height="6.57cm">
          <chartooo:coordinate-region svg:x="2.242cm" svg:y="1.474cm" svg:width="13.339cm" svg:height="5.724cm"/>
          <chart:axis chart:dimension="x" chart:name="primary-x" chart:style-name="ch4" chartooo:axis-type="auto">
            <chartooo:date-scale/>
            <chart:title svg:x="7.32cm" svg:y="8.025cm" chart:style-name="ch5">
              <text:p>Messpunkt in m</text:p>
            </chart:title>
            <chart:categories table:cell-range-address="TestRanging.C18:TestRanging.G18"/>
          </chart:axis>
          <chart:axis chart:dimension="y" chart:name="primary-y" chart:style-name="ch4">
            <chart:title svg:x="0.451cm" svg:y="6.549cm" chart:style-name="ch6">
              <text:p>Standardabweichung in ns</text:p>
            </chart:title>
            <chart:grid chart:style-name="ch7" chart:class="major"/>
          </chart:axis>
          <chart:series chart:style-name="ch8" chart:values-cell-range-address="TestRanging.C40:TestRanging.G4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1m</text:p>
                <draw:g>
                  <svg:desc>TestRanging.C18:TestRanging.G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763649134092292">
                <text:p>0.0763649134092292</text:p>
                <draw:g>
                  <svg:desc>TestRanging.C40:TestRanging.G40</svg:desc>
                </draw:g>
              </table:table-cell>
              <table:table-cell office:value-type="float" office:value="0.110493086762106">
                <text:p>0.110493086762106</text:p>
              </table:table-cell>
              <table:table-cell office:value-type="float" office:value="0.345366488112429">
                <text:p>0.345366488112429</text:p>
              </table:table-cell>
              <table:table-cell office:value-type="float" office:value="0.249742623069796">
                <text:p>0.249742623069796</text:p>
              </table:table-cell>
              <table:table-cell office:value-type="float" office:value="0.274263640398142">
                <text:p>0.274263640398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